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0.ds_combo0.idays60.odays1</text:p>
          </table:table-cell>
          <table:table-cell office:value-type="float" office:value="0.0125462776049972" calcext:value-type="float">
            <text:p>0.0125462776049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1.ds_combo0.idays60.odays1</text:p>
          </table:table-cell>
          <table:table-cell office:value-type="float" office:value="0.0120701557025313" calcext:value-type="float">
            <text:p>0.0120701557025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2.ds_combo0.idays60.odays1</text:p>
          </table:table-cell>
          <table:table-cell office:value-type="float" office:value="0.0102004855871201" calcext:value-type="float">
            <text:p>0.010200485587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3.ds_combo0.idays60.odays1</text:p>
          </table:table-cell>
          <table:table-cell office:value-type="float" office:value="0.00973827764391899" calcext:value-type="float">
            <text:p>0.0097382776439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M_exp64</text:p>
          </table:table-cell>
          <table:table-cell office:value-type="string" calcext:value-type="string">
            <text:p>2_M.v1.l1.ds0.l_combo4.ds_combo0.idays60.odays1</text:p>
          </table:table-cell>
          <table:table-cell office:value-type="float" office:value="0.0121038164943457" calcext:value-type="float">
            <text:p>0.012103816494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_V_exp32</text:p>
          </table:table-cell>
          <table:table-cell office:value-type="string" calcext:value-type="string">
            <text:p>3_V.v1.l1.ds0.l_combo5.ds_combo0.idays60.odays1</text:p>
          </table:table-cell>
          <table:table-cell office:value-type="float" office:value="0.0143464719876647" calcext:value-type="float">
            <text:p>0.0143464719876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office:value-type="float" office:value="0.00549837574362755" calcext:value-type="float">
            <text:p>0.0054983757436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7.ds_combo0.idays30.odays1</text:p>
          </table:table-cell>
          <table:table-cell office:value-type="float" office:value="0.0117915347218513" calcext:value-type="float">
            <text:p>0.011791534721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8.ds_combo0.idays60.odays1</text:p>
          </table:table-cell>
          <table:table-cell office:value-type="float" office:value="0.0110305259004235" calcext:value-type="float">
            <text:p>0.0110305259004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9.ds_combo0.idays60.odays1</text:p>
          </table:table-cell>
          <table:table-cell office:value-type="float" office:value="0.0093613313511014" calcext:value-type="float">
            <text:p>0.009361331351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10.ds_combo0.idays30.odays1</text:p>
          </table:table-cell>
          <table:table-cell office:value-type="float" office:value="0.0133289331570268" calcext:value-type="float">
            <text:p>0.0133289331570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1.ds_combo0.idays60.odays1</text:p>
          </table:table-cell>
          <table:table-cell office:value-type="float" office:value="0.00968013145029545" calcext:value-type="float">
            <text:p>0.0096801314502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2.ds_combo0.idays60.odays1</text:p>
          </table:table-cell>
          <table:table-cell office:value-type="float" office:value="0.0104943681508303" calcext:value-type="float">
            <text:p>0.010494368150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13.ds_combo0.idays30.odays1</text:p>
          </table:table-cell>
          <table:table-cell office:value-type="float" office:value="0.0118263447657228" calcext:value-type="float">
            <text:p>0.0118263447657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_AF_exp32</text:p>
          </table:table-cell>
          <table:table-cell office:value-type="string" calcext:value-type="string">
            <text:p>3_AF.v1.l1.ds0.l_combo14.ds_combo0.idays30.odays1</text:p>
          </table:table-cell>
          <table:table-cell office:value-type="float" office:value="0.0101153654977679" calcext:value-type="float">
            <text:p>0.010115365497768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formula="of:=SUM([.D2:.D16])" office:value-type="float" office:value="0.164132395759225" calcext:value-type="float">
            <text:p>0.1641323957592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2T17:52:53.503867021</dc:date>
    <meta:editing-duration>PT1M23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